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87mm"/>
    </style:style>
    <style:style style:name="co3" style:family="table-column">
      <style:table-column-properties fo:break-before="auto" style:column-width="7.74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9mm"/>
    </style:style>
    <style:style style:name="co6" style:family="table-column">
      <style:table-column-properties fo:break-before="auto" style:column-width="170.52mm"/>
    </style:style>
    <style:style style:name="co7" style:family="table-column">
      <style:table-column-properties fo:break-before="auto" style:column-width="56.13mm"/>
    </style:style>
    <style:style style:name="co8" style:family="table-column">
      <style:table-column-properties fo:break-before="auto" style:column-width="9.84mm"/>
    </style:style>
    <style:style style:name="co9" style:family="table-column">
      <style:table-column-properties fo:break-before="auto" style:column-width="55.51mm"/>
    </style:style>
    <style:style style:name="co10" style:family="table-column">
      <style:table-column-properties fo:break-before="auto" style:column-width="27.43mm"/>
    </style:style>
    <style:style style:name="co11" style:family="table-column">
      <style:table-column-properties fo:break-before="auto" style:column-width="47.75mm"/>
    </style:style>
    <style:style style:name="co12" style:family="table-column">
      <style:table-column-properties fo:break-before="auto" style:column-width="7.96mm"/>
    </style:style>
    <style:style style:name="co13" style:family="table-column">
      <style:table-column-properties fo:break-before="auto" style:column-width="14.45mm"/>
    </style:style>
    <style:style style:name="co14" style:family="table-column">
      <style:table-column-properties fo:break-before="auto" style:column-width="25.75mm"/>
    </style:style>
    <style:style style:name="co15" style:family="table-column">
      <style:table-column-properties fo:break-before="auto" style:column-width="2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Декабрь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еверянину Да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}</text:p>
          </table:table-cell>
          <table:table-cell table:formula="of:=COM.MICROSOFT.TEXTJOIN(;;[.A1:.G1])" office:value-type="string" office:string-value="\certBeg{Северянину Дане}{выдающееся освоение}{24}" calcext:value-type="string">
            <text:p>\certBeg{Северянину Дане}{выдающееся освоение}{24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Алиеву Заха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M.MICROSOFT.TEXTJOIN(;;[.A2:.G2])" office:value-type="string" office:string-value="\certBeg{Алиеву Захару}{успешное изучение}{12}" calcext:value-type="string">
            <text:p>\certBeg{Алиеву Захару}{успешное изучение}{12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афаряну Георги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M.MICROSOFT.TEXTJOIN(;;[.A3:.G3])" office:value-type="string" office:string-value="\certBeg{Сафаряну Георгию}{успешное изучение}{11}" calcext:value-type="string">
            <text:p>\certBeg{Сафаряну Георгию}{успешное изучение}{1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Фёдорову Влад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M.MICROSOFT.TEXTJOIN(;;[.A4:.G4])" office:value-type="string" office:string-value="\certBeg{Фёдорову Владу}{успешное изучение}{11}" calcext:value-type="string">
            <text:p>\certBeg{Фёдорову Владу}{успешное изучение}{1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Карпов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M.MICROSOFT.TEXTJOIN(;;[.A5:.G5])" office:value-type="string" office:string-value="\certBeg{Карпову Алексею}{успешное изучение}{10}" calcext:value-type="string">
            <text:p>\certBeg{Карпову Алексею}{успешное изучение}{10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Брюккелю Вов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}</text:p>
          </table:table-cell>
          <table:table-cell table:formula="of:=COM.MICROSOFT.TEXTJOIN(;;[.A6:.G6])" office:value-type="string" office:string-value="\certBeg{Брюккелю Вове}{прохождение}{8}" calcext:value-type="string">
            <text:p>\certBeg{Брюккелю Вове}{прохождение}{8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Якобсону Кирилл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}</text:p>
          </table:table-cell>
          <table:table-cell table:formula="of:=COM.MICROSOFT.TEXTJOIN(;;[.A7:.G7])" office:value-type="string" office:string-value="\certBeg{Якобсону Кириллу}{прохождение}{8}" calcext:value-type="string">
            <text:p>\certBeg{Якобсону Кириллу}{прохождение}{8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Чуваткин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}</text:p>
          </table:table-cell>
          <table:table-cell table:formula="of:=COM.MICROSOFT.TEXTJOIN(;;[.A8:.G8])" office:value-type="string" office:string-value="\certBeg{Чуваткину Алексею}{прохождение}{7}" calcext:value-type="string">
            <text:p>\certBeg{Чуваткину Алексею}{прохождение}{7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Румянцеву Андр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}</text:p>
          </table:table-cell>
          <table:table-cell table:formula="of:=COM.MICROSOFT.TEXTJOIN(;;[.A9:.G9])" office:value-type="string" office:string-value="\certBeg{Румянцеву Андрею}{прохождение}{6}" calcext:value-type="string">
            <text:p>\certBeg{Румянцеву Андрею}{прохождение}{6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Гриве Демид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}</text:p>
          </table:table-cell>
          <table:table-cell table:formula="of:=COM.MICROSOFT.TEXTJOIN(;;[.A10:.G10])" office:value-type="string" office:string-value="\certBeg{Гриве Демиду}{прохождение}{3}" calcext:value-type="string">
            <text:p>\certBeg{Гриве Демиду}{прохождение}{3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office:value-type="string" calcext:value-type="string">
            <text:p>Тузов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11:.G11])" office:value-type="string" office:string-value="\certBeg{Тузову Алексею}{прохождение}{\underline{\hspace{0.8cm}}\,}" calcext:value-type="string">
            <text:p>\certBeg{Тузову Алексею}{прохождение}{\underline{\hspace{0.8cm}}\,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office:value-type="string" calcext:value-type="string">
            <text:p>Баркарю Викто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12:.G12])" office:value-type="string" office:string-value="\certBeg{Баркарю Виктору}{прохождение}{\underline{\hspace{0.8cm}}\,}" calcext:value-type="string">
            <text:p>\certBeg{Баркарю Виктору}{прохождение}{\underline{\hspace{0.8cm}}\,}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Кузнецову Никит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M.MICROSOFT.TEXTJOIN(;;[.A15:.G15])" office:value-type="string" office:string-value="\certProd{Кузнецову Никите}{выдающееся освоение}{19}" calcext:value-type="string">
            <text:p>\certProd{Кузнецову Никите}{выдающееся освоение}{19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Горбачёву Яроми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M.MICROSOFT.TEXTJOIN(;;[.A16:.G16])" office:value-type="string" office:string-value="\certProd{Горбачёву Яромиру}{успешное изучение}{14}" calcext:value-type="string">
            <text:p>\certProd{Горбачёву Яромиру}{успешное изучение}{14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Паку Константин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M.MICROSOFT.TEXTJOIN(;;[.A17:.G17])" office:value-type="string" office:string-value="\certProd{Паку Константину}{успешное изучение}{10}" calcext:value-type="string">
            <text:p>\certProd{Паку Константину}{успешное изучение}{10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Бодрых Дарь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M.MICROSOFT.TEXTJOIN(;;[.A18:.G18])" office:value-type="string" office:string-value="\certProd{Бодрых Дарье}{успешное изучение}{10}" calcext:value-type="string">
            <text:p>\certProd{Бодрых Дарье}{успешное изучение}{10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Коржавину Иван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}</text:p>
          </table:table-cell>
          <table:table-cell table:formula="of:=COM.MICROSOFT.TEXTJOIN(;;[.A19:.G19])" office:value-type="string" office:string-value="\certProd{Коржавину Ивану}{прохождение}{8}" calcext:value-type="string">
            <text:p>\certProd{Коржавину Ивану}{прохождение}{8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Мело-Лапшину Борислав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}</text:p>
          </table:table-cell>
          <table:table-cell table:formula="of:=COM.MICROSOFT.TEXTJOIN(;;[.A20:.G20])" office:value-type="string" office:string-value="\certProd{Мело-Лапшину Бориславу}{прохождение}{2}" calcext:value-type="string">
            <text:p>\certProd{Мело-Лапшину Бориславу}{прохождение}{2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Дорожкиной Вер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1:.G21])" office:value-type="string" office:string-value="\certProd{Дорожкиной Вере}{успешное изучение}{\underline{\hspace{0.8cm}}\,}" calcext:value-type="string">
            <text:p>\certProd{Дорожкиной Вере}{успешное изуч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Поповой Улья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2:.G22])" office:value-type="string" office:string-value="\certProd{Поповой Ульяне}{успешное изучение}{\underline{\hspace{0.8cm}}\,}" calcext:value-type="string">
            <text:p>\certProd{Поповой Ульяне}{успешное изуч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Мягкову Пет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3:.G23])" office:value-type="string" office:string-value="\certProd{Мягкову Петру}{прохождение}{\underline{\hspace{0.8cm}}\,}" calcext:value-type="string">
            <text:p>\certProd{Мягкову Петру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Можейко Эрик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4:.G24])" office:value-type="string" office:string-value="\certProd{Можейко Эрику}{прохождение}{\underline{\hspace{0.8cm}}\,}" calcext:value-type="string">
            <text:p>\certProd{Можейко Эрику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Филиппову Геннади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5:.G25])" office:value-type="string" office:string-value="\certProd{Филиппову Геннадию}{прохождение}{\underline{\hspace{0.8cm}}\,}" calcext:value-type="string">
            <text:p>\certProd{Филиппову Геннадию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Петровой Кари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6:.G26])" office:value-type="string" office:string-value="\certProd{Петровой Карине}{прохождение}{\underline{\hspace{0.8cm}}\,}" calcext:value-type="string">
            <text:p>\certProd{Петровой Карине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Лебедеву Никит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7:.G27])" office:value-type="string" office:string-value="\certProd{Лебедеву Никите}{прохождение}{\underline{\hspace{0.8cm}}\,}" calcext:value-type="string">
            <text:p>\certProd{Лебедеву Никите}{прохождение}{\underline{\hspace{0.8cm}}\,}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ай" table:style-name="ta1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Фёдорову Влад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9.7" calcext:value-type="float">
            <text:p>9,7</text:p>
          </table:table-cell>
          <table:table-cell table:style-name="ce1" office:value-type="string" calcext:value-type="string">
            <text:p>, R</text:p>
          </table:table-cell>
          <table:table-cell table:style-name="ce1" table:formula="of:=[.F1] / MAX([.F$1:.F$7])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table:formula="of:=COM.MICROSOFT.TEXTJOIN(;;[.A1:.I1])" office:value-type="string" office:string-value="\certBeg{Фёдорову Владу}{выдающееся освоение}{9,7, R1}" calcext:value-type="string">
            <text:p>\certBeg{Фёдорову Владу}{выдающееся освоение}{9,7, R1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Румянцеву Андр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.4" calcext:value-type="float">
            <text:p>8,4</text:p>
          </table:table-cell>
          <table:table-cell table:style-name="ce1" office:value-type="string" calcext:value-type="string">
            <text:p>, R</text:p>
          </table:table-cell>
          <table:table-cell table:style-name="ce1" table:formula="of:=[.F2] / MAX([.F$1:.F$7])" office:value-type="float" office:value="0.865979381443299" calcext:value-type="float">
            <text:p>0,865979381443299</text:p>
          </table:table-cell>
          <table:table-cell office:value-type="string" calcext:value-type="string">
            <text:p>}</text:p>
          </table:table-cell>
          <table:table-cell table:formula="of:=COM.MICROSOFT.TEXTJOIN(;;[.A2:.I2])" office:value-type="string" office:string-value="\certBeg{Румянцеву Андрею}{выдающееся освоение}{8,4, R0,865979381443299}" calcext:value-type="string">
            <text:p>\certBeg{Румянцеву Андрею}{выдающееся освоение}{8,4, R0,865979381443299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Якобсону Кирилл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5.6" calcext:value-type="float">
            <text:p>5,6</text:p>
          </table:table-cell>
          <table:table-cell table:style-name="ce1" office:value-type="string" calcext:value-type="string">
            <text:p>, R</text:p>
          </table:table-cell>
          <table:table-cell table:style-name="ce1" table:formula="of:=[.F3] / MAX([.F$1:.F$7])" office:value-type="float" office:value="0.577319587628866" calcext:value-type="float">
            <text:p>0,577319587628866</text:p>
          </table:table-cell>
          <table:table-cell office:value-type="string" calcext:value-type="string">
            <text:p>}</text:p>
          </table:table-cell>
          <table:table-cell table:formula="of:=COM.MICROSOFT.TEXTJOIN(;;[.A3:.I3])" office:value-type="string" office:string-value="\certBeg{Якобсону Кириллу}{успешное изучение}{5,6, R0,577319587628866}" calcext:value-type="string">
            <text:p>\certBeg{Якобсону Кириллу}{успешное изучение}{5,6, R0,577319587628866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афаряну Георги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string" calcext:value-type="string">
            <text:p>, R</text:p>
          </table:table-cell>
          <table:table-cell table:style-name="ce1" table:formula="of:=[.F4] / MAX([.F$1:.F$7])" office:value-type="float" office:value="0.474226804123711" calcext:value-type="float">
            <text:p>0,474226804123711</text:p>
          </table:table-cell>
          <table:table-cell office:value-type="string" calcext:value-type="string">
            <text:p>}</text:p>
          </table:table-cell>
          <table:table-cell table:formula="of:=COM.MICROSOFT.TEXTJOIN(;;[.A4:.I4])" office:value-type="string" office:string-value="\certBeg{Сафаряну Георгию}{успешное изучение}{4,6, R0,474226804123711}" calcext:value-type="string">
            <text:p>\certBeg{Сафаряну Георгию}{успешное изучение}{4,6, R0,474226804123711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Брюккелю Вов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, R</text:p>
          </table:table-cell>
          <table:table-cell table:style-name="ce1" table:formula="of:=[.F5] / MAX([.F$1:.F$7])" office:value-type="float" office:value="0.206185567010309" calcext:value-type="float">
            <text:p>0,206185567010309</text:p>
          </table:table-cell>
          <table:table-cell office:value-type="string" calcext:value-type="string">
            <text:p>}</text:p>
          </table:table-cell>
          <table:table-cell table:formula="of:=COM.MICROSOFT.TEXTJOIN(;;[.A5:.I5])" office:value-type="string" office:string-value="\certBeg{Брюккелю Вове}{прохождение}{2, R0,206185567010309}" calcext:value-type="string">
            <text:p>\certBeg{Брюккелю Вове}{прохождение}{2, R0,206185567010309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Карпов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, R</text:p>
          </table:table-cell>
          <table:table-cell table:style-name="ce1" table:formula="of:=[.F6] / MAX([.F$1:.F$7])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table:formula="of:=COM.MICROSOFT.TEXTJOIN(;;[.A6:.I6])" office:value-type="string" office:string-value="\certBeg{Карпову Алексею}{успешное изучение}{, R0}" calcext:value-type="string">
            <text:p>\certBeg{Карпову Алексею}{успешное изучение}{, R0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еверянину Да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, R</text:p>
          </table:table-cell>
          <table:table-cell table:style-name="ce1" table:formula="of:=[.F7] / MAX([.F$1:.F$7])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table:formula="of:=COM.MICROSOFT.TEXTJOIN(;;[.A7:.I7])" office:value-type="string" office:string-value="\certBeg{Северянину Дане}{успешное изучение}{, R0}" calcext:value-type="string">
            <text:p>\certBeg{Северянину Дане}{успешное изучение}{, R0}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/>
          <table:table-cell table:style-name="ce1" table:number-columns-repeated="7"/>
          <table:table-cell table:number-columns-repeated="1016"/>
        </table:table-row>
        <table:table-row table:style-name="ro1" table:number-rows-repeated="7">
          <table:table-cell/>
          <table:table-cell table:style-name="ce3"/>
          <table:table-cell table:style-name="ce1" table:number-columns-repeated="3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ай старшие" table:style-name="ta1"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08" table:default-cell-style-name="ce2"/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Фёдорову Влад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9.7" calcext:value-type="float">
            <text:p>9,7</text:p>
          </table:table-cell>
          <table:table-cell table:style-name="ce1" table:number-columns-repeated="6"/>
          <table:table-cell table:style-name="ce1" office:value-type="string" calcext:value-type="string">
            <text:p>, R</text:p>
          </table:table-cell>
          <table:table-cell table:style-name="ce1" table:formula="of:=[.F1] / MAX([.F$1:.F$7])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table:formula="of:=COM.MICROSOFT.TEXTJOIN(;;[.A1:.O1])" office:value-type="string" office:string-value="\certBeg{Фёдорову Владу}{выдающееся освоение}{9,7, R1}" calcext:value-type="string">
            <text:p>\certBeg{Фёдорову Владу}{выдающееся освоение}{9,7, R1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Румянцеву Андр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.4" calcext:value-type="float">
            <text:p>8,4</text:p>
          </table:table-cell>
          <table:table-cell table:style-name="ce1" table:number-columns-repeated="6"/>
          <table:table-cell table:style-name="ce1" office:value-type="string" calcext:value-type="string">
            <text:p>, R</text:p>
          </table:table-cell>
          <table:table-cell table:style-name="ce1" table:formula="of:=[.F2] / MAX([.F$1:.F$7])" office:value-type="float" office:value="0.865979381443299" calcext:value-type="float">
            <text:p>0,865979381443299</text:p>
          </table:table-cell>
          <table:table-cell office:value-type="string" calcext:value-type="string">
            <text:p>}</text:p>
          </table:table-cell>
          <table:table-cell table:formula="of:=COM.MICROSOFT.TEXTJOIN(;;[.A2:.O2])" office:value-type="string" office:string-value="\certBeg{Румянцеву Андрею}{выдающееся освоение}{8,4, R0,865979381443299}" calcext:value-type="string">
            <text:p>\certBeg{Румянцеву Андрею}{выдающееся освоение}{8,4, R0,865979381443299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Якобсону Кирилл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5.6" calcext:value-type="float">
            <text:p>5,6</text:p>
          </table:table-cell>
          <table:table-cell table:style-name="ce1" table:number-columns-repeated="6"/>
          <table:table-cell table:style-name="ce1" office:value-type="string" calcext:value-type="string">
            <text:p>, R</text:p>
          </table:table-cell>
          <table:table-cell table:style-name="ce1" table:formula="of:=[.F3] / MAX([.F$1:.F$7])" office:value-type="float" office:value="0.577319587628866" calcext:value-type="float">
            <text:p>0,577319587628866</text:p>
          </table:table-cell>
          <table:table-cell office:value-type="string" calcext:value-type="string">
            <text:p>}</text:p>
          </table:table-cell>
          <table:table-cell table:formula="of:=COM.MICROSOFT.TEXTJOIN(;;[.A3:.O3])" office:value-type="string" office:string-value="\certBeg{Якобсону Кириллу}{успешное изучение}{5,6, R0,577319587628866}" calcext:value-type="string">
            <text:p>\certBeg{Якобсону Кириллу}{успешное изучение}{5,6, R0,577319587628866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афаряну Георги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4.6" calcext:value-type="float">
            <text:p>4,6</text:p>
          </table:table-cell>
          <table:table-cell table:style-name="ce1" table:number-columns-repeated="6"/>
          <table:table-cell table:style-name="ce1" office:value-type="string" calcext:value-type="string">
            <text:p>, R</text:p>
          </table:table-cell>
          <table:table-cell table:style-name="ce1" table:formula="of:=[.F4] / MAX([.F$1:.F$7])" office:value-type="float" office:value="0.474226804123711" calcext:value-type="float">
            <text:p>0,474226804123711</text:p>
          </table:table-cell>
          <table:table-cell office:value-type="string" calcext:value-type="string">
            <text:p>}</text:p>
          </table:table-cell>
          <table:table-cell table:formula="of:=COM.MICROSOFT.TEXTJOIN(;;[.A4:.O4])" office:value-type="string" office:string-value="\certBeg{Сафаряну Георгию}{успешное изучение}{4,6, R0,474226804123711}" calcext:value-type="string">
            <text:p>\certBeg{Сафаряну Георгию}{успешное изучение}{4,6, R0,474226804123711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Брюккелю Вов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1" office:value-type="string" calcext:value-type="string">
            <text:p>, R</text:p>
          </table:table-cell>
          <table:table-cell table:style-name="ce1" table:formula="of:=[.F5] / MAX([.F$1:.F$7])" office:value-type="float" office:value="0.206185567010309" calcext:value-type="float">
            <text:p>0,206185567010309</text:p>
          </table:table-cell>
          <table:table-cell office:value-type="string" calcext:value-type="string">
            <text:p>}</text:p>
          </table:table-cell>
          <table:table-cell table:formula="of:=COM.MICROSOFT.TEXTJOIN(;;[.A5:.O5])" office:value-type="string" office:string-value="\certBeg{Брюккелю Вове}{прохождение}{2, R0,206185567010309}" calcext:value-type="string">
            <text:p>\certBeg{Брюккелю Вове}{прохождение}{2, R0,206185567010309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Карпов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table:number-columns-repeated="7"/>
          <table:table-cell table:style-name="ce1" office:value-type="string" calcext:value-type="string">
            <text:p>, R</text:p>
          </table:table-cell>
          <table:table-cell table:style-name="ce1" table:formula="of:=[.F6] / MAX([.F$1:.F$7])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table:formula="of:=COM.MICROSOFT.TEXTJOIN(;;[.A6:.O6])" office:value-type="string" office:string-value="\certBeg{Карпову Алексею}{успешное изучение}{, R0}" calcext:value-type="string">
            <text:p>\certBeg{Карпову Алексею}{успешное изучение}{, R0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еверянину Да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table:number-columns-repeated="7"/>
          <table:table-cell table:style-name="ce1" office:value-type="string" calcext:value-type="string">
            <text:p>, R</text:p>
          </table:table-cell>
          <table:table-cell table:style-name="ce1" table:formula="of:=[.F7] / MAX([.F$1:.F$7])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table:formula="of:=COM.MICROSOFT.TEXTJOIN(;;[.A7:.O7])" office:value-type="string" office:string-value="\certBeg{Северянину Дане}{успешное изучение}{, R0}" calcext:value-type="string">
            <text:p>\certBeg{Северянину Дане}{успешное изучение}{, R0}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экз</text:p>
          </table:table-cell>
          <table:table-cell/>
          <table:table-cell office:value-type="string" calcext:value-type="string">
            <text:p>плюс</text:p>
          </table:table-cell>
          <table:table-cell/>
          <table:table-cell office:value-type="string" calcext:value-type="string">
            <text:p>работа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Prod{</text:p>
          </table:table-cell>
          <table:table-cell table:style-name="ce1" office:value-type="string" calcext:value-type="string">
            <text:p>Кузнецову Никит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$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formula="of:=1+1+1+1+0.1+0.8+1+1+0.8+1+1.2+1+1+4" office:value-type="float" office:value="15.9" calcext:value-type="float">
            <text:p>15,9</text:p>
          </table:table-cell>
          <table:table-cell office:value-type="string" calcext:value-type="string">
            <text:p>=</text:p>
          </table:table-cell>
          <table:table-cell table:style-name="ce1" table:formula="of:=SUM([.F10:.J10])" office:value-type="float" office:value="25.9" calcext:value-type="float">
            <text:p>25,9</text:p>
          </table:table-cell>
          <table:table-cell table:style-name="ce1" office:value-type="string" calcext:value-type="string">
            <text:p>,\ R</text:p>
          </table:table-cell>
          <table:table-cell table:style-name="ce1" table:formula="of:=[.L10] / MAX([.$L$10:.$L$16])" office:value-type="float" office:value="1" calcext:value-type="float">
            <text:p>1</text:p>
          </table:table-cell>
          <table:table-cell office:value-type="string" calcext:value-type="string">
            <text:p>$}</text:p>
          </table:table-cell>
          <table:table-cell table:formula="of:=COM.MICROSOFT.TEXTJOIN(;;[.A10:.O10])" office:value-type="string" office:string-value="\certProd{Кузнецову Никите}{выдающееся освоение}{$9+1+15,9=25,9,\ R1$}" calcext:value-type="string">
            <text:p>\certProd{Кузнецову Никите}{выдающееся освоение}{$9+1+15,9=25,9,\ R1$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Prod{</text:p>
          </table:table-cell>
          <table:table-cell table:style-name="ce1" office:value-type="string" calcext:value-type="string">
            <text:p>Мягкову Пет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$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table:formula="of:=1+0.1+0+0.1+0+0+1+1+1+0.8+0.8+0.4+0+1" office:value-type="float" office:value="7.2" calcext:value-type="float">
            <text:p>7,2</text:p>
          </table:table-cell>
          <table:table-cell office:value-type="string" calcext:value-type="string">
            <text:p>=</text:p>
          </table:table-cell>
          <table:table-cell table:style-name="ce1" table:formula="of:=SUM([.F11:.J11])" office:value-type="float" office:value="18.2" calcext:value-type="float">
            <text:p>18,2</text:p>
          </table:table-cell>
          <table:table-cell table:style-name="ce1" office:value-type="string" calcext:value-type="string">
            <text:p>,\ R</text:p>
          </table:table-cell>
          <table:table-cell table:style-name="ce1" table:formula="of:=[.L11] / MAX([.$L$10:.$L$16])" office:value-type="float" office:value="0.702702702702703" calcext:value-type="float">
            <text:p>0,702702702702703</text:p>
          </table:table-cell>
          <table:table-cell office:value-type="string" calcext:value-type="string">
            <text:p>$}</text:p>
          </table:table-cell>
          <table:table-cell table:formula="of:=COM.MICROSOFT.TEXTJOIN(;;[.A11:.O11])" office:value-type="string" office:string-value="\certProd{Мягкову Петру}{успешное изучение}{$9+2+7,2=18,2,\ R0,702702702702703$}" calcext:value-type="string">
            <text:p>\certProd{Мягкову Петру}{успешное изучение}{$9+2+7,2=18,2,\ R0,702702702702703$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Prod{</text:p>
          </table:table-cell>
          <table:table-cell table:style-name="ce1" office:value-type="string" calcext:value-type="string">
            <text:p>Дорожкиной Вер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$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1" table:formula="of:=SUM([.F12:.J12])" office:value-type="float" office:value="13.5" calcext:value-type="float">
            <text:p>13,5</text:p>
          </table:table-cell>
          <table:table-cell table:style-name="ce1" office:value-type="string" calcext:value-type="string">
            <text:p>,\ R</text:p>
          </table:table-cell>
          <table:table-cell table:style-name="ce1" table:formula="of:=[.L12] / MAX([.$L$10:.$L$16])" office:value-type="float" office:value="0.521235521235521" calcext:value-type="float">
            <text:p>0,521235521235521</text:p>
          </table:table-cell>
          <table:table-cell office:value-type="string" calcext:value-type="string">
            <text:p>$}</text:p>
          </table:table-cell>
          <table:table-cell table:formula="of:=COM.MICROSOFT.TEXTJOIN(;;[.A12:.O12])" office:value-type="string" office:string-value="\certProd{Дорожкиной Вере}{успешное изучение}{$6,5+0+7=13,5,\ R0,521235521235521$}" calcext:value-type="string">
            <text:p>\certProd{Дорожкиной Вере}{успешное изучение}{$6,5+0+7=13,5,\ R0,521235521235521$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Prod{</text:p>
          </table:table-cell>
          <table:table-cell table:style-name="ce1" office:value-type="string" calcext:value-type="string">
            <text:p>Мело Лапшину Борислав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$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</text:p>
          </table:table-cell>
          <table:table-cell table:style-name="ce1" table:formula="of:=1+0+0.1+0+0+1+0.5+0.9+1+1+1+1" office:value-type="float" office:value="7.5" calcext:value-type="float">
            <text:p>7,5</text:p>
          </table:table-cell>
          <table:table-cell office:value-type="string" calcext:value-type="string">
            <text:p>=</text:p>
          </table:table-cell>
          <table:table-cell table:style-name="ce1" table:formula="of:=SUM([.F13:.J13])" office:value-type="float" office:value="7.5" calcext:value-type="float">
            <text:p>7,5</text:p>
          </table:table-cell>
          <table:table-cell table:style-name="ce1" office:value-type="string" calcext:value-type="string">
            <text:p>,\ R</text:p>
          </table:table-cell>
          <table:table-cell table:style-name="ce1" table:formula="of:=[.L13] / MAX([.$L$10:.$L$16])" office:value-type="float" office:value="0.28957528957529" calcext:value-type="float">
            <text:p>0,28957528957529</text:p>
          </table:table-cell>
          <table:table-cell office:value-type="string" calcext:value-type="string">
            <text:p>$}</text:p>
          </table:table-cell>
          <table:table-cell table:formula="of:=COM.MICROSOFT.TEXTJOIN(;;[.A13:.O13])" office:value-type="string" office:string-value="\certProd{Мело Лапшину Бориславу}{успешное изучение}{$0+0+7,5=7,5,\ R0,28957528957529$}" calcext:value-type="string">
            <text:p>\certProd{Мело Лапшину Бориславу}{успешное изучение}{$0+0+7,5=7,5,\ R0,28957528957529$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Prod{</text:p>
          </table:table-cell>
          <table:table-cell table:style-name="ce1" office:value-type="string" calcext:value-type="string">
            <text:p>Коржавину Иван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$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1" table:formula="of:=SUM([.F14:.J14])" office:value-type="float" office:value="6" calcext:value-type="float">
            <text:p>6</text:p>
          </table:table-cell>
          <table:table-cell table:style-name="ce1" office:value-type="string" calcext:value-type="string">
            <text:p>,\ R</text:p>
          </table:table-cell>
          <table:table-cell table:style-name="ce1" table:formula="of:=[.L14] / MAX([.$L$10:.$L$16])" office:value-type="float" office:value="0.231660231660232" calcext:value-type="float">
            <text:p>0,231660231660232</text:p>
          </table:table-cell>
          <table:table-cell office:value-type="string" calcext:value-type="string">
            <text:p>$}</text:p>
          </table:table-cell>
          <table:table-cell table:formula="of:=COM.MICROSOFT.TEXTJOIN(;;[.A14:.O14])" office:value-type="string" office:string-value="\certProd{Коржавину Ивану}{прохождение}{$2+0+4=6,\ R0,231660231660232$}" calcext:value-type="string">
            <text:p>\certProd{Коржавину Ивану}{прохождение}{$2+0+4=6,\ R0,231660231660232$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Prod{</text:p>
          </table:table-cell>
          <table:table-cell table:style-name="ce1" office:value-type="string" calcext:value-type="string">
            <text:p>Горбачёву Яроми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$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,\ R</text:p>
          </table:table-cell>
          <table:table-cell table:style-name="ce1" table:formula="of:=[.L15] / MAX([.$L$10:.$L$16])" office:value-type="float" office:value="0" calcext:value-type="float">
            <text:p>0</text:p>
          </table:table-cell>
          <table:table-cell office:value-type="string" calcext:value-type="string">
            <text:p>$}</text:p>
          </table:table-cell>
          <table:table-cell table:formula="of:=COM.MICROSOFT.TEXTJOIN(;;[.A15:.O15])" office:value-type="string" office:string-value="\certProd{Горбачёву Яромиру}{прохождение}{$0+0+0=0,\ R0$}" calcext:value-type="string">
            <text:p>\certProd{Горбачёву Яромиру}{прохождение}{$0+0+0=0,\ R0$}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\certProd{</text:p>
          </table:table-cell>
          <table:table-cell table:style-name="ce3" office:value-type="string" calcext:value-type="string">
            <text:p>Филиппову Геннади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$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,\ R</text:p>
          </table:table-cell>
          <table:table-cell table:style-name="ce1" table:formula="of:=[.L16] / MAX([.$L$10:.$L$16])" office:value-type="float" office:value="0" calcext:value-type="float">
            <text:p>0</text:p>
          </table:table-cell>
          <table:table-cell office:value-type="string" calcext:value-type="string">
            <text:p>$}</text:p>
          </table:table-cell>
          <table:table-cell table:formula="of:=COM.MICROSOFT.TEXTJOIN(;;[.A16:.O16])" office:value-type="string" office:string-value="\certProd{Филиппову Геннадию}{прохождение}{$0+0+0=0,\ R0$}" calcext:value-type="string">
            <text:p>\certProd{Филиппову Геннадию}{прохождение}{$0+0+0=0,\ R0$}</text:p>
          </table:table-cell>
          <table:table-cell table:number-columns-repeated="1008"/>
        </table:table-row>
        <table:table-row table:style-name="ro1" table:number-rows-repeated="6">
          <table:table-cell/>
          <table:table-cell table:style-name="ce3"/>
          <table:table-cell table:style-name="ce1" table:number-columns-repeated="3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Май.A1:Май.J7" table:contains-header="false">
          <table:sort>
            <table:sort-by table:field-number="5" table:order="descending" table:data-type="automatic"/>
            <table:sort-by table:field-number="1" table:data-type="automatic"/>
          </table:sort>
        </table:database-range>
        <table:database-range table:name="__Anonymous_Sheet_DB__2" table:target-range-address="'Май старшие'.B10:'Май старшие'.L14" table:contains-header="false">
          <table:sort>
            <table:sort-by table:field-number="7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.00.0000</text:date>, <text:time style:data-style-name="N2" text:time-value="17:58:10.2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4:45:45.912000000</meta:creation-date>
    <dc:date>2019-05-24T18:34:30.815000000</dc:date>
    <meta:editing-duration>PT57M1S</meta:editing-duration>
    <meta:editing-cycles>14</meta:editing-cycles>
    <meta:generator>LibreOffice/6.2.3.2$Windows_X86_64 LibreOffice_project/aecc05fe267cc68dde00352a451aa867b3b546ac</meta:generator>
    <meta:document-statistic meta:table-count="3" meta:cell-count="451" meta:object-count="0"/>
    <meta:user-defined meta:name="qrichtext">1</meta:user-defined>
  </office:meta>
</office:document-meta>
</file>